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ゴシック1" svg:font-family="IPAゴシック" style:font-family-generic="modern" style:font-pitch="fixed"/>
    <style:font-face style:name="Arial1" svg:font-family="Arial" style:font-family-generic="modern" style:font-pitch="variable"/>
    <style:font-face style:name="IPA Pゴシック" svg:font-family="'IPA Pゴシック'" style:font-family-generic="modern" style:font-pitch="variable"/>
    <style:font-face style:name="IPAゴシック" svg:font-family="IPAゴシック" style:font-family-generic="modern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IPA Pゴシック1" svg:font-family="'IPA Pゴシック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left" draw:textarea-vertical-align="middle" draw:auto-grow-height="false"/>
    </style:style>
    <style:style style:name="gr2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ff3333" draw:fill="none" draw:textarea-horizontal-align="left" draw:textarea-vertical-align="middle" draw:auto-grow-height="false"/>
    </style:style>
    <style:style style:name="gr4" style:family="graphic" style:parent-style-name="standard">
      <style:graphic-properties svg:stroke-color="#ff3333" draw:fill="solid" draw:fill-color="#ffccff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3cm" draw:marker-start-width="0.65cm" draw:marker-end="Arrow" draw:marker-end-width="0.75cm" draw:fill="none" draw:fill-color="#ffccff" draw:textarea-vertical-align="middle" fo:padding-top="0.275cm" fo:padding-bottom="0.275cm" fo:padding-left="0.4cm" fo:padding-right="0.4cm"/>
    </style:style>
    <style:style style:name="gr6" style:family="graphic" style:parent-style-name="objectwithoutfill">
      <style:graphic-properties svg:stroke-width="0.4cm" draw:marker-start-width="0.8cm" draw:marker-end-width="0.8cm" draw:fill="none" draw:fill-color="#ffccff" draw:textarea-vertical-align="middle" fo:padding-top="0.325cm" fo:padding-bottom="0.325cm" fo:padding-left="0.45cm" fo:padding-right="0.45cm"/>
    </style:style>
    <style:style style:name="gr7" style:family="graphic" style:parent-style-name="standard">
      <style:graphic-properties draw:fill="solid" draw:fill-color="#ffccff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style:font-name="IPAゴシック1" fo:font-size="16pt" style:font-name-asian="IPAゴシック1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ccffff"/>
      <style:paragraph-properties fo:text-align="center"/>
      <style:text-properties style:font-name="IPA Pゴシック" fo:font-weight="bold" style:font-name-asian="IPA Pゴシック" style:font-weight-asian="bold" style:font-weight-complex="bold"/>
    </style:style>
    <style:style style:name="P5" style:family="paragraph">
      <loext:graphic-properties draw:fill="solid" draw:fill-color="#ffccff"/>
      <style:paragraph-properties fo:text-align="center"/>
      <style:text-properties style:font-name="IPA Pゴシック" fo:font-weight="bold" style:font-name-asian="IPA Pゴシック" style:font-weight-asian="bold" style:font-weight-complex="bold"/>
    </style:style>
    <style:style style:name="P6" style:family="paragraph">
      <loext:graphic-properties draw:fill="none" draw:fill-color="#ffccff"/>
      <style:paragraph-properties fo:text-align="center"/>
    </style:style>
    <style:style style:name="P7" style:family="paragraph">
      <loext:graphic-properties draw:fill="solid" draw:fill-color="#ffccff"/>
      <style:paragraph-properties fo:text-align="center"/>
      <style:text-properties style:font-name="IPAゴシック1" fo:font-size="16pt" style:font-name-asian="IPAゴシック1" style:font-size-asian="16pt" style:font-size-complex="16pt"/>
    </style:style>
    <style:style style:name="T1" style:family="text">
      <style:text-properties style:font-name="IPAゴシック1" fo:font-size="16pt" style:font-name-asian="IPAゴシック1" style:font-size-asian="16pt" style:font-size-complex="16pt"/>
    </style:style>
    <style:style style:name="T2" style:family="text">
      <style:text-properties style:font-name="IPA Pゴシック" fo:font-weight="bold" style:font-name-asian="IPA Pゴシック" style:font-weight-asian="bold" style:font-weight-complex="bold"/>
    </style:style>
    <style:style style:name="T3" style:family="text">
      <style:text-properties style:font-name="IPAゴシック1" fo:font-size="11pt" style:font-name-asian="IPAゴシック1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8.6cm" svg:height="4.1cm" svg:x="1.2cm" svg:y="2.4cm">
          <text:p text:style-name="P1"><text:span text:style-name="T1">・自然現象を経験する</text:span></text:p>
          <text:p text:style-name="P1"><text:span text:style-name="T1">・自然現象の規則性に気づく</text:span></text:p>
          <text:p text:style-name="P1"><text:span text:style-name="T1">・規則性を解明したくな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.3cm" svg:x="3.9cm" svg:y="1.8cm">
          <text:p text:style-name="P3"><text:span text:style-name="T2">1. </text:span><text:span text:style-name="T2">経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8.6cm" svg:height="4.1cm" svg:x="19.6cm" svg:y="2.4cm">
          <text:p text:style-name="P1"><text:span text:style-name="T1">・自然現象の規則性から，</text:span></text:p>
          <text:p text:style-name="P1"><text:span text:style-name="T1"><text:s text:c="2"/></text:span><text:span text:style-name="T1">それを説明する仮説（※１）</text:span></text:p>
          <text:p text:style-name="P1"><text:span text:style-name="T1"><text:s text:c="2"/></text:span><text:span text:style-name="T1">を立てる</text:span></text:p>
          <text:p text:style-name="P1"><text:span text:style-name="T3">–</text:span><text:span text:style-name="T3">-------------------------------------</text:span></text:p>
          <text:p text:style-name="P1"><text:span text:style-name="T3"><text:s text:c="3"/>※</text:span><text:span text:style-name="T3">1) </text:span><text:span text:style-name="T3">現象を引き起こす原因とその機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cm" svg:height="1.3cm" svg:x="22.3cm" svg:y="1.7cm">
          <text:p text:style-name="P3"><text:span text:style-name="T2">2. </text:span><text:span text:style-name="T2">仮説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.6cm" svg:height="4.1cm" svg:x="1.2cm" svg:y="9.3cm">
          <text:p text:style-name="P1"><text:span text:style-name="T1">・仮説の実証もしくは反証を</text:span></text:p>
          <text:p text:style-name="P1"><text:span text:style-name="T1"><text:s text:c="2"/></text:span><text:span text:style-name="T1">示すべく，実験を行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.3cm" svg:x="3.9cm" svg:y="8.7cm">
          <text:p text:style-name="P3"><text:span text:style-name="T2">3. </text:span><text:span text:style-name="T2">実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9.2cm" svg:height="4.1cm" svg:x="10.1cm" svg:y="9.3cm">
          <text:p text:style-name="P1"><text:span text:style-name="T1">・実験の結果が，</text:span></text:p>
          <text:p text:style-name="P1"><text:span text:style-name="T1">　仮説を支持するか，</text:span></text:p>
          <text:p text:style-name="P1"><text:span text:style-name="T1"><text:s text:c="2"/></text:span><text:span text:style-name="T1">もしくは否定するかを判断す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.3cm" svg:x="13.1cm" svg:y="8.7cm">
          <text:p text:style-name="P3"><text:span text:style-name="T2">4. </text:span><text:span text:style-name="T2">考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.6cm" svg:height="4.1cm" svg:x="19.6cm" svg:y="9.3cm">
          <text:p text:style-name="P1"><text:span text:style-name="T1">・考察によって得られた知識を</text:span></text:p>
          <text:p text:style-name="P1"><text:span text:style-name="T1"><text:s text:c="2"/></text:span><text:span text:style-name="T1">結論として受け入れ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.3cm" svg:x="22.3cm" svg:y="8.7cm">
          <text:p text:style-name="P3"><text:span text:style-name="T2">5. </text:span><text:span text:style-name="T2">結論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9.8cm" svg:y1="4.6cm" svg:x2="19.6cm" svg:y2="4.6cm">
          <text:p/>
        </draw:line>
        <draw:line draw:style-name="gr5" draw:text-style-name="P6" draw:layer="layout" svg:x1="19.8cm" svg:y1="6.198cm" svg:x2="6.9cm" svg:y2="8.8cm">
          <text:p/>
        </draw:line>
        <draw:line draw:style-name="gr5" draw:text-style-name="P6" draw:layer="layout" svg:x1="8.6cm" svg:y1="12.7cm" svg:x2="11.9cm" svg:y2="12.7cm">
          <text:p/>
        </draw:line>
        <draw:line draw:style-name="gr5" draw:text-style-name="P6" draw:layer="layout" svg:x1="18cm" svg:y1="12.7cm" svg:x2="21.3cm" svg:y2="12.7cm">
          <text:p/>
        </draw:line>
        <draw:line draw:style-name="gr6" draw:text-style-name="P6" draw:layer="layout" svg:x1="13cm" svg:y1="13.4cm" svg:x2="13cm" svg:y2="16.4cm">
          <text:p/>
        </draw:line>
        <draw:line draw:style-name="gr5" draw:text-style-name="P6" draw:layer="layout" svg:x1="12.8cm" svg:y1="16.3cm" svg:x2="21.2cm" svg:y2="16.3cm">
          <text:p/>
        </draw:line>
        <draw:custom-shape draw:style-name="gr1" draw:text-style-name="P2" draw:layer="layout" svg:width="8.6cm" svg:height="4.1cm" svg:x="19.6cm" svg:y="15.8cm">
          <text:p text:style-name="P1"><text:span text:style-name="T1">・実験から得られた結果が</text:span></text:p>
          <text:p text:style-name="P1"><text:span text:style-name="T1">　予想外のものであったら，</text:span></text:p>
          <text:p text:style-name="P1"><text:span text:style-name="T1">　再度，別の仮説をたて，</text:span></text:p>
          <text:p text:style-name="P1"><text:span text:style-name="T1">　実験を繰り返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.3cm" svg:x="22.3cm" svg:y="15.2cm">
          <text:p text:style-name="P3"><text:span text:style-name="T2">6. </text:span><text:span text:style-name="T2">再検討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5.2cm" svg:height="1.5cm" svg:x="7.2cm" svg:y="14.8cm">
          <text:p text:style-name="P3"><text:span text:style-name="T1">想定外のことが</text:span></text:p>
          <text:p text:style-name="P3"><text:span text:style-name="T1">起こったら</text:span><text:span text:style-name="T1">...</text:span></text:p>
          <draw:enhanced-geometry svg:viewBox="0 0 21600 21600" draw:text-areas="800 800 20800 20800" draw:type="round-rectangular-callout" draw:modifiers="24353.4704864449 11526.71552298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7" draw:layer="layout" svg:width="5.2cm" svg:height="1.4cm" svg:x="16.9cm" svg:y="13.7cm">
          <text:p text:style-name="P3"><text:span text:style-name="T1">想定していた</text:span></text:p>
          <text:p text:style-name="P3"><text:span text:style-name="T1">結果を得たら</text:span><text:span text:style-name="T1">...</text:span></text:p>
          <draw:enhanced-geometry svg:viewBox="0 0 21600 21600" draw:text-areas="800 800 20800 20800" draw:type="round-rectangular-callout" draw:modifiers="10029.6096904441 -13382.44111349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PAゴシック1" svg:font-family="IPAゴシック" style:font-family-generic="modern" style:font-pitch="fixed"/>
    <style:font-face style:name="Arial1" svg:font-family="Arial" style:font-family-generic="modern" style:font-pitch="variable"/>
    <style:font-face style:name="IPA Pゴシック" svg:font-family="'IPA Pゴシック'" style:font-family-generic="modern" style:font-pitch="variable"/>
    <style:font-face style:name="IPAゴシック" svg:font-family="IPAゴシック" style:font-family-generic="modern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IPA Pゴシック1" svg:font-family="'IPA Pゴシック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6T22:11:27.216000000</meta:creation-date>
    <dc:date>2017-01-08T01:04:35.883395222</dc:date>
    <meta:editing-duration>PT29M38S</meta:editing-duration>
    <meta:editing-cycles>16</meta:editing-cycles>
    <meta:generator>LibreOffice/5.0.3.2$Linux_X86_64 LibreOffice_project/00m0$Build-2</meta:generator>
    <dc:creator>minsparkt</dc:creator>
    <meta:document-statistic meta:object-count="20"/>
  </office:meta>
</office:document-meta>
</file>